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125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12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14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0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000000" style:font-name="Libération Sans 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ujet</text:p>
          </table:table-cell>
          <table:table-cell table:style-name="ce10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216" table:number-columns-repeated="4"/>
          <table:table-cell table:number-columns-repeated="989"/>
          <table:table-cell table:style-name="ce216" table:number-columns-repeated="15370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style-name="ce50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50" office:value-type="string" calcext:value-type="string">
            <text:p>Programme</text:p>
          </table:table-cell>
          <table:table-cell table:style-name="ce50" office:value-type="string" calcext:value-type="string">
            <text:p>Formateur</text:p>
          </table:table-cell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132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132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 office:value-type="string" calcext:value-type="string">
            <text:p>SQL</text:p>
          </table:table-cell>
          <table:table-cell table:style-name="ce58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132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58" office:value-type="string" calcext:value-type="string">
            <text:p>presentation + admin + install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68" office:value-type="string" calcext:value-type="string" table:number-columns-spanned="1" table:number-rows-spanned="2">
            <text:p>Dataiku</text:p>
          </table:table-cell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58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les métiers + algo + bash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covered-table-cell table:style-name="ce58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58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 office:value-type="string" calcext:value-type="string">
            <text:p>Git + les fondamentaux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132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 office:value-type="string" calcext:value-type="string">
            <text:p>les fondamentaux d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58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3" office:value-type="string" calcext:value-type="string">
            <text:p>Python fondamentaux + brief b1</text:p>
          </table:table-cell>
          <table:table-cell table:style-name="ce58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 office:value-type="string" calcext:value-type="string">
            <text:p>Régression Linéaire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Régression Linéaire et Logistique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33"/>
          <table:covered-table-cell table:style-name="ce58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58" office:value-type="string" calcext:value-type="string">
            <text:p>Régression Logistique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58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120" office:value-type="string" calcext:value-type="string">
            <text:p>Brief B1 – Exercice Pytho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58" office:value-type="string" calcext:value-type="string">
            <text:p>Régression Logistique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58" office:value-type="string" calcext:value-type="string">
            <text:p>Brief B1 + Brief B1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 office:value-type="string" calcext:value-type="string">
            <text:p>Arbres et forêts aléatoires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 office:value-type="string" calcext:value-type="string">
            <text:p><text:span text:style-name="T1">Brief B1 + </text:span>Numpy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132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 office:value-type="string" calcext:value-type="string">
            <text:p>Numpy + Pandas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 office:value-type="string" calcext:value-type="string">
            <text:p>Pandas + stats desc</text:p>
          </table:table-cell>
          <table:table-cell table:style-name="ce58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58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8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8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68" office:value-type="string" calcext:value-type="string" table:number-columns-spanned="1" table:number-rows-spanned="5">
            <text:p>Power BI</text:p>
          </table:table-cell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covered-table-cell table:style-name="ce58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58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covered-table-cell table:style-name="ce125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132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6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covered-table-cell table:style-name="ce126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58" table:number-columns-repeated="2"/>
          <table:covered-table-cell table:style-name="ce58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covered-table-cell table:style-name="ce58"/>
          <table:table-cell table:style-name="ce58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68" office:value-type="string" calcext:value-type="string" table:number-columns-spanned="1" table:number-rows-spanned="5">
            <text:p>Agilité</text:p>
          </table:table-cell>
          <table:table-cell table:style-name="ce58" office:value-type="string" calcext:value-type="string">
            <text:p>Alexandre</text:p>
          </table:table-cell>
          <table:covered-table-cell table:style-name="ce58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covered-table-cell table:style-name="ce58"/>
          <table:table-cell table:style-name="ce58" office:value-type="string" calcext:value-type="string">
            <text:p>Alexandre</text:p>
          </table:table-cell>
          <table:covered-table-cell table:style-name="ce58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58"/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covered-table-cell table:style-name="ce125"/>
          <table:table-cell table:style-name="ce58" office:value-type="string" calcext:value-type="string">
            <text:p>Alexandre</text:p>
          </table:table-cell>
          <table:covered-table-cell table:style-name="ce58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58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 office:value-type="string" calcext:value-type="string">
            <text:p>Matplotlib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covered-table-cell table:style-name="ce126"/>
          <table:table-cell table:style-name="ce58" office:value-type="string" calcext:value-type="string">
            <text:p>Alexandre</text:p>
          </table:table-cell>
          <table:covered-table-cell table:style-name="ce58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19" office:value-type="string" calcext:value-type="string">
            <text:p>Matplotlib + Seabor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covered-table-cell table:style-name="ce58"/>
          <table:table-cell table:style-name="ce58" office:value-type="string" calcext:value-type="string">
            <text:p>Alexandre</text:p>
          </table:table-cell>
          <table:covered-table-cell table:style-name="ce58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58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 office:value-type="string" calcext:value-type="string">
            <text:p>Seaborn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132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58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 office:value-type="string" calcext:value-type="string">
            <text:p>Brief Dataviz</text:p>
          </table:table-cell>
          <table:table-cell table:style-name="ce58" office:value-type="string" calcext:value-type="string">
            <text:p>Louis</text:p>
          </table:table-cell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8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8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 office:value-type="string" calcext:value-type="string">
            <text:p>Brief Dataviz</text:p>
          </table:table-cell>
          <table:table-cell table:style-name="ce58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68" office:value-type="string" calcext:value-type="string" table:number-columns-spanned="1" table:number-rows-spanned="4">
            <text:p>SQL</text:p>
          </table:table-cell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58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58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covered-table-cell table:style-name="ce58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58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58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covered-table-cell table:style-name="ce144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132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8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68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68" office:value-type="string" calcext:value-type="string" table:number-columns-spanned="1" table:number-rows-spanned="2">
            <text:p>Dataiku</text:p>
          </table:table-cell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covered-table-cell table:style-name="ce144"/>
          <table:table-cell table:style-name="ce58" office:value-type="string" calcext:value-type="string">
            <text:p>Christian</text:p>
          </table:table-cell>
          <table:covered-table-cell table:style-name="ce58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58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58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67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covered-table-cell table:style-name="ce58"/>
          <table:table-cell table:style-name="ce58" office:value-type="string" calcext:value-type="string">
            <text:p>Christian</text:p>
          </table:table-cell>
          <table:table-cell table:style-name="ce49"/>
          <table:table-cell table:style-name="ce52" table:number-columns-repeated="4"/>
          <table:covered-table-cell table:style-name="ce58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58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67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216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187" office:value-type="string" calcext:value-type="string" table:number-columns-spanned="1" table:number-rows-spanned="2">
            <text:p>Veille Les métiers de la Data Science</text:p>
          </table:table-cell>
          <table:table-cell table:style-name="ce190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style-name="ce187"/>
          <table:covered-table-cell table:style-name="ce187" office:value-type="string" calcext:value-type="string">
            <text:p>Un peu d’algo</text:p>
          </table:covered-table-cell>
          <table:covered-table-cell table:style-name="ce187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style-name="ce190"/>
          <table:table-cell table:style-name="ce187" office:value-type="string" calcext:value-type="string" table:number-columns-spanned="1" table:number-rows-spanned="2">
            <text:p>Un peu d’algo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style-name="ce190"/>
          <table:covered-table-cell table:style-name="ce187" office:value-type="string" calcext:value-type="string">
            <text:p>Un peu d’algo</text:p>
          </table:covered-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number-columns-repeated="2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190" office:value-type="string" calcext:value-type="string" table:number-columns-spanned="1" table:number-rows-spanned="2">
            <text:p>Intro shell + ligne de commande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4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4">
            <text:p>Exos Numpy</text:p>
          </table:table-cell>
          <table:table-cell table:style-name="ce102" office:value-type="string" calcext:value-type="string" table:number-columns-spanned="1" table:number-rows-spanned="2">
            <text:p>Intro à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4" table:style-name="ce187"/>
          <table:table-cell table:style-name="ce102" office:value-type="string" calcext:value-type="string" table:number-columns-spanned="1" table:number-rows-spanned="2">
            <text:p>Statistiques descriptive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3">
            <text:p>Intro à Numpy</text:p>
          </table:table-cell>
          <table:table-cell table:style-name="ce102" office:value-type="string" calcext:value-type="string" table:number-columns-spanned="1" table:number-rows-spanned="4">
            <text:p>Intro à Pandas</text:p>
          </table:table-cell>
          <table:table-cell table:style-name="ce102" office:value-type="string" calcext:value-type="string" table:number-columns-spanned="1" table:number-rows-spanned="4">
            <text:p>Exos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2" table:style-name="ce187"/>
          <table:table-cell table:style-name="ce187" office:value-type="string" calcext:value-type="string">
            <text:p>Exos Numpy</text:p>
          </table:table-cell>
          <table:covered-table-cell table:number-columns-repeated="2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Correction Brief Analyse de données</text:p>
          </table:table-cell>
          <table:table-cell table:style-name="ce102" office:value-type="string" calcext:value-type="string" table:number-columns-spanned="1" table:number-rows-spanned="4">
            <text:p>Atelier Numpy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5" table:style-name="ce187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office:value-type="string" calcext:value-type="string">
            <text:p>Veille Bonnes pratiques dataviz</text:p>
          </table:table-cell>
          <table:table-cell table:style-name="ce102" office:value-type="string" calcext:value-type="string" table:number-columns-spanned="1" table:number-rows-spanned="4">
            <text:p>Atelier Numpy + Seaborn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office:value-type="string" calcext:value-type="string" table:number-columns-spanned="1" table:number-rows-spanned="3">
            <text:p>Atelier Numpy</text:p>
          </table:table-cell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9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2"/>
          <table:table-cell table:style-name="ce187"/>
          <table:table-cell table:style-name="ce102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87"/>
          <table:table-cell table:style-name="ce110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7"/>
          <table:table-cell table:style-name="ce187"/>
          <table:table-cell table:style-name="ce9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/>
          <table:table-cell table:style-name="ce97"/>
          <table:table-cell table:style-name="ce187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2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1" table:number-columns-repeated="2"/>
          <table:table-cell table:style-name="ce107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12"/>
          <table:table-cell table:style-name="ce108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1" table:number-columns-repeated="2"/>
          <table:table-cell table:style-name="ce107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1"/>
          <table:table-cell table:style-name="ce107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4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07" table:number-columns-repeated="2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87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1-10T16:28:37.271999897</dc:date>
    <meta:editing-cycles>522</meta:editing-cycles>
    <meta:editing-duration>P1DT15H9M19S</meta:editing-duration>
    <meta:document-statistic meta:table-count="18" meta:cell-count="678" meta:object-count="0"/>
  </office:meta>
</office:document-meta>
</file>